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miri" svg:font-family="Amiri" style:font-pitch="variable"/>
    <style:font-face style:name="KacstPen" svg:font-family="KacstPe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paragraph-rsid="0010ce97"/>
    </style:style>
    <style:style style:name="P2" style:family="paragraph" style:parent-style-name="Standard">
      <style:paragraph-properties fo:text-align="end" style:justify-single-word="false" style:writing-mode="rl-tb"/>
      <style:text-properties fo:font-size="16pt" officeooo:rsid="000ae93b" officeooo:paragraph-rsid="0010ce97" style:font-size-asian="16pt" style:font-name-complex="Amiri" style:font-size-complex="16pt" style:language-complex="ar" style:country-complex="EG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00db261" style:font-name-complex="Amiri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0ae93b" officeooo:paragraph-rsid="00114067" style:font-name-complex="Amiri" style:language-complex="ar" style:country-complex="EG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0c65de" officeooo:paragraph-rsid="000e5977" style:font-name-complex="Amiri" style:language-complex="ar" style:country-complex="EG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0e5977" officeooo:paragraph-rsid="000ae93b" style:font-name-complex="Amiri" style:language-complex="ar" style:country-complex="EG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0ae93b" officeooo:paragraph-rsid="000db261" style:font-name-complex="Amiri" style:language-complex="ar" style:country-complex="EG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0ae93b" officeooo:paragraph-rsid="00114067" style:font-name-complex="Amiri" style:language-complex="ar" style:country-complex="EG"/>
    </style:style>
    <style:style style:name="P9" style:family="paragraph" style:parent-style-name="Standard">
      <style:paragraph-properties fo:text-align="end" style:justify-single-word="false" style:writing-mode="rl-tb"/>
      <style:text-properties officeooo:rsid="000db261" officeooo:paragraph-rsid="000db261" style:font-name-complex="Amiri" style:language-complex="ar" style:country-complex="EG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00f7933" officeooo:paragraph-rsid="000f7933" style:font-name-complex="Amiri" style:language-complex="ar" style:country-complex="EG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00f7933" officeooo:paragraph-rsid="00114067" style:font-name-complex="Amiri" style:language-complex="ar" style:country-complex="EG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0114067" officeooo:paragraph-rsid="00114067" style:font-name-complex="Amiri" style:language-complex="ar" style:country-complex="EG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01182f3" officeooo:paragraph-rsid="001182f3" style:font-name-complex="Amiri" style:language-complex="ar" style:country-complex="EG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01182f3" officeooo:paragraph-rsid="00125af8" style:font-name-complex="Amiri" style:language-complex="ar" style:country-complex="EG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00f7933" style:font-name-complex="Amiri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0125af8" style:font-name-complex="Amiri"/>
    </style:style>
    <style:style style:name="P17" style:family="paragraph" style:parent-style-name="Standard">
      <style:paragraph-properties fo:text-align="end" style:justify-single-word="false" style:writing-mode="rl-tb"/>
      <style:text-properties style:font-name="KacstPen" fo:font-size="14pt" officeooo:rsid="000f7933" officeooo:paragraph-rsid="00114067" style:font-size-asian="14pt" style:font-name-complex="KacstPen" style:font-size-complex="14pt" style:language-complex="ar" style:country-complex="EG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00125af8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000f7933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0114067" officeooo:paragraph-rsid="00125af8"/>
    </style:style>
    <style:style style:name="P21" style:family="paragraph" style:parent-style-name="Standard">
      <style:paragraph-properties fo:text-align="end" style:justify-single-word="false" style:writing-mode="rl-tb"/>
      <style:text-properties fo:font-size="16pt" officeooo:rsid="000ae93b" officeooo:paragraph-rsid="00125af8" style:font-size-asian="16pt" style:font-name-complex="Amiri" style:font-size-complex="16pt" style:language-complex="ar" style:country-complex="EG"/>
    </style:style>
    <style:style style:name="T1" style:family="text">
      <style:text-properties officeooo:rsid="000ae93b" style:language-complex="ar" style:country-complex="EG"/>
    </style:style>
    <style:style style:name="T2" style:family="text">
      <style:text-properties officeooo:rsid="000c65de" style:language-complex="ar" style:country-complex="EG"/>
    </style:style>
    <style:style style:name="T3" style:family="text">
      <style:text-properties officeooo:rsid="000db261" style:language-complex="ar" style:country-complex="EG"/>
    </style:style>
    <style:style style:name="T4" style:family="text">
      <style:text-properties officeooo:rsid="000e5977" style:language-complex="ar" style:country-complex="EG"/>
    </style:style>
    <style:style style:name="T5" style:family="text">
      <style:text-properties officeooo:rsid="000f7933" style:language-complex="ar" style:country-complex="EG"/>
    </style:style>
    <style:style style:name="T6" style:family="text">
      <style:text-properties officeooo:rsid="0010ce97" style:language-complex="ar" style:country-complex="EG"/>
    </style:style>
    <style:style style:name="T7" style:family="text">
      <style:text-properties officeooo:rsid="00114067" style:language-complex="ar" style:country-complex="EG"/>
    </style:style>
    <style:style style:name="T8" style:family="text">
      <style:text-properties officeooo:rsid="00125af8" style:language-complex="ar" style:country-complex="EG"/>
    </style:style>
    <style:style style:name="T9" style:family="text">
      <style:text-properties style:font-name-complex="Amiri" style:language-complex="ar" style:country-complex="EG"/>
    </style:style>
    <style:style style:name="T10" style:family="text">
      <style:text-properties officeooo:rsid="000db261" style:font-name-complex="Amiri" style:language-complex="ar" style:country-complex="EG"/>
    </style:style>
    <style:style style:name="T11" style:family="text">
      <style:text-properties officeooo:rsid="000f7933" style:font-name-complex="Amiri" style:language-complex="ar" style:country-complex="EG"/>
    </style:style>
    <style:style style:name="T12" style:family="text">
      <style:text-properties officeooo:rsid="000ae93b" style:font-name-complex="Amiri" style:language-complex="ar" style:country-complex="EG"/>
    </style:style>
    <style:style style:name="T13" style:family="text">
      <style:text-properties officeooo:rsid="000c65de" style:font-name-complex="Amiri" style:language-complex="ar" style:country-complex="EG"/>
    </style:style>
    <style:style style:name="T14" style:family="text">
      <style:text-properties officeooo:rsid="000e5977" style:font-name-complex="Amiri" style:language-complex="ar" style:country-complex="EG"/>
    </style:style>
    <style:style style:name="T15" style:family="text">
      <style:text-properties officeooo:rsid="0010ce97" style:font-name-complex="Amiri" style:language-complex="ar" style:country-complex="EG"/>
    </style:style>
    <style:style style:name="T16" style:family="text">
      <style:text-properties officeooo:rsid="00114067" style:font-name-complex="Amiri" style:language-complex="ar" style:country-complex="EG"/>
    </style:style>
    <style:style style:name="T17" style:family="text">
      <style:text-properties officeooo:rsid="00125af8" style:font-name-complex="Amiri" style:language-complex="ar" style:country-complex="EG"/>
    </style:style>
    <style:style style:name="T18" style:family="text">
      <style:text-properties officeooo:rsid="0010ce97"/>
    </style:style>
    <style:style style:name="T19" style:family="text">
      <style:text-properties style:font-name="KacstPen" fo:font-size="12pt" officeooo:rsid="000ae93b" style:font-size-asian="12pt" style:font-name-complex="Amiri" style:font-size-complex="12pt" style:language-complex="ar" style:country-complex="EG"/>
    </style:style>
    <style:style style:name="T20" style:family="text">
      <style:text-properties style:font-name="KacstPen" fo:font-size="12pt" officeooo:rsid="00114067" style:font-size-asian="12pt" style:font-name-complex="Amiri" style:font-size-complex="12pt" style:language-complex="ar" style:country-complex="EG"/>
    </style:style>
    <style:style style:name="T21" style:family="text">
      <style:text-properties style:font-name="KacstPen" fo:font-size="12pt" officeooo:rsid="000db261" style:font-size-asian="12pt" style:font-name-complex="Amiri" style:font-size-complex="12pt" style:language-complex="ar" style:country-complex="EG"/>
    </style:style>
    <style:style style:name="T22" style:family="text">
      <style:text-properties style:font-name="KacstPen" fo:font-size="12pt" officeooo:rsid="000e5977" style:font-size-asian="12pt" style:font-name-complex="Amiri" style:font-size-complex="12pt" style:language-complex="ar" style:country-complex="EG"/>
    </style:style>
    <style:style style:name="T23" style:family="text">
      <style:text-properties style:font-name="KacstPen" fo:font-size="12pt" officeooo:rsid="0010ce97" style:font-size-asian="12pt" style:font-name-complex="Amiri" style:font-size-complex="12pt" style:language-complex="ar" style:country-complex="EG"/>
    </style:style>
    <style:style style:name="T24" style:family="text">
      <style:text-properties style:font-name="KacstPen" fo:font-size="12pt" officeooo:rsid="00125af8" style:font-size-asian="12pt" style:font-name-complex="Amiri" style:font-size-complex="12pt" style:language-complex="ar" style:country-complex="EG"/>
    </style:style>
    <style:style style:name="T25" style:family="text">
      <style:text-properties officeooo:rsid="00125af8"/>
    </style:style>
    <style:style style:name="T26" style:family="text">
      <style:text-properties officeooo:rsid="000ae93b"/>
    </style:style>
    <style:style style:name="T27" style:family="text">
      <style:text-properties officeooo:rsid="000e5977"/>
    </style:style>
    <style:style style:name="T28" style:family="text">
      <style:text-properties officeooo:rsid="000f79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">٩٨٧ ٠٩٨٧٦ ٠٩٧ ١٢٥٣ ٩٨٩٩٧ ٠٠٩ ٩٨٨</text:span><text:span text:style-name="T26"> </text:span><text:span text:style-name="T27">و</text:span><text:span text:style-name="T28">؟! </text:span><text:span text:style-name="T26">(٢) ٧٩٨ – ٥٣٦ = </text:span><text:span text:style-name="T25">٥٦</text:span></text:p>
      <text:p text:style-name="P5"/>
      <text:p text:style-name="P16"><text:span text:style-name="T1">٣٥٢ </text:span><text:span text:style-name="T4">و</text:span><text:span text:style-name="T1"> ٧</text:span><text:span text:style-name="T5">٠</text:span><text:span text:style-name="T1">٨٩+٦٣٢=١٣٢١</text:span><text:span text:style-name="T3">[</text:span><text:span text:style-name="T6">٦٣</text:span><text:span text:style-name="T2">] </text:span><text:span text:style-name="T3">‫‪-‬‬ ‫‪٥‬‬ ‫‪/‬‬ ‫‪٧١ ‫‪٢٣٣‬‬ ‫‪/‬‬ ‫‪٥٣‬‬‬‬‫‪٦‬‬ ‫‪/‬‬ ‫‪٥٧ </text:span><text:span text:style-name="T5">٩٨</text:span></text:p>
      <text:p text:style-name="P6"/>
      <text:p text:style-name="P18"><text:span text:style-name="T12">(</text:span><text:span text:style-name="T15">٣٣</text:span><text:span text:style-name="T12">)</text:span><text:span text:style-name="T11">٠</text:span><text:span text:style-name="T12"> ,٧٩٨ – ٥٣٦ = ٣٥٢ </text:span><text:span text:style-name="T14">و</text:span><text:span text:style-name="T12"> ٧</text:span><text:span text:style-name="T11">٠</text:span><text:span text:style-name="T12">٨٩+٦٣٢=١٣٢١</text:span><text:span text:style-name="T11">؟!</text:span><text:span text:style-name="T12"> <text:s/>-١٢ </text:span><text:span text:style-name="T14">و</text:span><text:span text:style-name="T12"> ٣</text:span><text:span text:style-name="T11">٠</text:span><text:span text:style-name="T12">٣ (٥٣,٥٦) ٧١٣ </text:span><text:span text:style-name="T14">و [</text:span><text:span text:style-name="T13">٣</text:span><text:span text:style-name="T11">٠</text:span><text:span text:style-name="T13">٣]</text:span><text:span text:style-name="T15"> </text:span></text:p>
      <text:p text:style-name="P15"><text:span text:style-name="T4"/></text:p>
      <text:p text:style-name="P15"><text:span text:style-name="T4">[</text:span><text:span text:style-name="T2">٥٣] </text:span><text:span text:style-name="T5">٦٧١و٥٦ – ٦٧١.٦,٨٧ + ٥٣,٨٧ + ٧٥٦,٧٦ = ؟؟ </text:span><text:span text:style-name="T8">٨٧٢-٤٠٩ - ٩٨</text:span></text:p>
      <text:p text:style-name="P16"><text:span text:style-name="T1"/></text:p>
      <text:p text:style-name="P16"><text:span text:style-name="T1">[</text:span><text:span text:style-name="T3">٩</text:span><text:span text:style-name="T4">٣</text:span><text:span text:style-name="T3">/</text:span><text:span text:style-name="T6">٧</text:span><text:span text:style-name="T3">/</text:span><text:span text:style-name="T6">١</text:span><text:span text:style-name="T3">١</text:span><text:span text:style-name="T1">) </text:span><text:span text:style-name="T6">و </text:span><text:span text:style-name="T1">[</text:span><text:span text:style-name="T6">١٦٧١</text:span><text:span text:style-name="T3">/</text:span><text:span text:style-name="T6">٣</text:span><text:span text:style-name="T3">/</text:span><text:span text:style-name="T6">٣١</text:span><text:span text:style-name="T1">] </text:span><text:span text:style-name="T6">و </text:span><text:span text:style-name="T1">[</text:span><text:span text:style-name="T3">١</text:span><text:span text:style-name="T6">٩</text:span><text:span text:style-name="T7">٢٣</text:span><text:span text:style-name="T3">/</text:span><text:span text:style-name="T6">٧</text:span><text:span text:style-name="T3">/</text:span><text:span text:style-name="T6">٣٠</text:span><text:span text:style-name="T1">] </text:span><text:span text:style-name="T6">و </text:span><text:span text:style-name="T1">[</text:span><text:span text:style-name="T6">٢٠٢</text:span><text:span text:style-name="T7">٧</text:span><text:span text:style-name="T3">/</text:span><text:span text:style-name="T6">٣</text:span><text:span text:style-name="T3">/</text:span><text:span text:style-name="T6">٢٠</text:span><text:span text:style-name="T1">]</text:span></text:p>
      <text:p text:style-name="P7"/>
      <text:p text:style-name="P18"><text:span text:style-name="T12">(</text:span><text:span text:style-name="T10">٥٦</text:span><text:span text:style-name="T12">) (</text:span><text:span text:style-name="T10">٥٣/٣٥</text:span><text:span text:style-name="T12">) </text:span><text:span text:style-name="T14">و</text:span><text:span text:style-name="T10"> ١٩</text:span><text:span text:style-name="T17">٧</text:span><text:span text:style-name="T10">٦/١٢/١٩ و <text:s/>١</text:span><text:span text:style-name="T14">٧</text:span><text:span text:style-name="T10">٩</text:span><text:span text:style-name="T14">٣</text:span><text:span text:style-name="T10">/٥/٢١ </text:span><text:span text:style-name="T15">؟ </text:span><text:span text:style-name="T12"><text:s/></text:span><text:span text:style-name="T13"><text:s/>« </text:span><text:span text:style-name="T17">٥</text:span><text:span text:style-name="T11">٧١٧</text:span><text:span text:style-name="T14"> </text:span><text:span text:style-name="T13">» <text:s/>« </text:span><text:span text:style-name="T11">٥٣٠٨٧٣</text:span><text:span text:style-name="T14"> </text:span><text:span text:style-name="T13">»</text:span></text:p>
      <text:p text:style-name="P9"/>
      <text:p text:style-name="P18"><text:span text:style-name="T12"><text:s/></text:span><text:span text:style-name="T15">و</text:span><text:span text:style-name="T12">(١) ١٢٥٣ </text:span><text:span text:style-name="T14">و</text:span><text:span text:style-name="T12"> <text:s/>٥٦٧٨ </text:span><text:span text:style-name="T10">/٣٥</text:span><text:span text:style-name="T12">) </text:span><text:span text:style-name="T14">و</text:span><text:span text:style-name="T10"> ١٩</text:span><text:span text:style-name="T17">٥</text:span><text:span text:style-name="T10">/١٢/١٩ و <text:s/>١</text:span><text:span text:style-name="T14">٧</text:span><text:span text:style-name="T10">٩</text:span><text:span text:style-name="T14">٣</text:span><text:span text:style-name="T10">/٥/٢١ </text:span><text:span text:style-name="T15">؟</text:span></text:p>
      <text:p text:style-name="P9"/>
      <text:p text:style-name="P1"><text:span text:style-name="T11">٧</text:span><text:span text:style-name="T10">‬‬</text:span><text:span text:style-name="T11">٢-٧١٥ و ٦٢٥٣ و </text:span><text:span text:style-name="T12">(</text:span><text:span text:style-name="T11">٣٠٥٣</text:span><text:span text:style-name="T12">,</text:span><text:span text:style-name="T11">٠٩</text:span><text:span text:style-name="T12">٥٦) </text:span><text:span text:style-name="T13"><text:s/>« </text:span><text:span text:style-name="T11">٨٠٧١٧</text:span><text:span text:style-name="T14"> </text:span><text:span text:style-name="T13">» <text:s/>« </text:span><text:span text:style-name="T11">٥٣٠٨٧٣</text:span><text:span text:style-name="T14"> </text:span><text:span text:style-name="T13">»</text:span></text:p>
      <text:p text:style-name="P9"/>
      <text:p text:style-name="P19"><text:span text:style-name="T10">[</text:span><text:span text:style-name="T14">٧٧</text:span><text:span text:style-name="T13">] »</text:span><text:span text:style-name="T14">و</text:span><text:span text:style-name="T13">« « </text:span><text:span text:style-name="T14">و </text:span><text:span text:style-name="T13">» </text:span><text:span text:style-name="T11">(١٢٥٣٥٦٧٨٩٠)</text:span><text:span text:style-name="T15">؟</text:span><text:span text:style-name="T11"> و ٢٠ و٣٠٠ و٥٣٥ و </text:span><text:span text:style-name="T10"><text:s/>١</text:span><text:span text:style-name="T11">٣</text:span><text:span text:style-name="T17">٣</text:span><text:span text:style-name="T10">٩/١/١</text:span><text:span text:style-name="T11">٥ </text:span></text:p>
      <text:p text:style-name="P10"/>
      <text:p text:style-name="P18"><text:span text:style-name="T10">[</text:span><text:span text:style-name="T16">٥٣,٣٥</text:span><text:span text:style-name="T13">] »</text:span><text:span text:style-name="T14">و</text:span><text:span text:style-name="T13">« « </text:span><text:span text:style-name="T14">و </text:span><text:span text:style-name="T13">» </text:span><text:span text:style-name="T11">(</text:span><text:span text:style-name="T16">٣٥٠٨٦٠٩٨,٣٥</text:span><text:span text:style-name="T11">)</text:span><text:span text:style-name="T15">؟</text:span><text:span text:style-name="T11"> و </text:span><text:span text:style-name="T16">٣٥٦,٧٨</text:span><text:span text:style-name="T11"> و</text:span><text:span text:style-name="T16">٥٠٠</text:span><text:span text:style-name="T11"> </text:span><text:span text:style-name="T12"><text:s/></text:span><text:span text:style-name="T13"><text:s/>« </text:span><text:span text:style-name="T11">٨</text:span><text:span text:style-name="T17">٥</text:span><text:span text:style-name="T14"> </text:span><text:span text:style-name="T13">» <text:s/>« </text:span><text:span text:style-name="T11">٥٣٠</text:span><text:span text:style-name="T17">٣</text:span><text:span text:style-name="T11">٧٣</text:span><text:span text:style-name="T14"> </text:span><text:span text:style-name="T13">»</text:span></text:p>
      <text:p text:style-name="P18"><text:span text:style-name="T15"/></text:p>
      <text:p text:style-name="P18"><text:span text:style-name="T15"><text:s/></text:span><text:span text:style-name="T12">(</text:span><text:span text:style-name="T15">١٦٧١</text:span><text:span text:style-name="T10">/</text:span><text:span text:style-name="T15">٣</text:span><text:span text:style-name="T10">/</text:span><text:span text:style-name="T15">٣١</text:span><text:span text:style-name="T12">) </text:span><text:span text:style-name="T15">و </text:span><text:span text:style-name="T12">(</text:span><text:span text:style-name="T10">١</text:span><text:span text:style-name="T15">٩٧٨</text:span><text:span text:style-name="T10">/</text:span><text:span text:style-name="T15">٧</text:span><text:span text:style-name="T10">/</text:span><text:span text:style-name="T15">٣٠</text:span><text:span text:style-name="T12">) </text:span><text:span text:style-name="T15">و </text:span><text:span text:style-name="T12">(</text:span><text:span text:style-name="T17">٣</text:span><text:span text:style-name="T15">٠٢١</text:span><text:span text:style-name="T10">/</text:span><text:span text:style-name="T15">٣</text:span><text:span text:style-name="T10">/</text:span><text:span text:style-name="T15">٢٠</text:span><text:span text:style-name="T12">) </text:span><text:span text:style-name="T19">(</text:span><text:span text:style-name="T20">٣٣</text:span><text:span text:style-name="T19">) (</text:span><text:span text:style-name="T20">٥٦٧</text:span><text:span text:style-name="T21">/</text:span><text:span text:style-name="T20">٣٣٣</text:span><text:span text:style-name="T19">)</text:span></text:p>
      <text:p text:style-name="P17"/>
      <text:p text:style-name="P18"><text:span text:style-name="T19"><text:s/></text:span><text:span text:style-name="T21"><text:s text:c="2"/></text:span><text:span text:style-name="T24">٤</text:span><text:span text:style-name="T20">٧</text:span><text:span text:style-name="T21">/</text:span><text:span text:style-name="T20">٦</text:span><text:span text:style-name="T21">/</text:span><text:span text:style-name="T20">٥</text:span><text:span text:style-name="T21"> </text:span><text:span text:style-name="T23">! </text:span><text:span text:style-name="T22">و</text:span><text:span text:style-name="T21"> </text:span><text:span text:style-name="T20">٨٣٧٧١,٨٧</text:span><text:span text:style-name="T21">/</text:span><text:span text:style-name="T20">٨٨</text:span><text:span text:style-name="T21">/</text:span><text:span text:style-name="T20">٦٧</text:span><text:span text:style-name="T21"> و</text:span><text:span text:style-name="T20">٨ – ٩٨٧٠ + ٨٧٠ <text:s/></text:span><text:span text:style-name="T24">٥٦ <text:s/>٥٦٥٥</text:span></text:p>
      <text:p text:style-name="P10"/>
      <text:p text:style-name="P18"><text:span text:style-name="T12"><text:s/></text:span><text:span text:style-name="T16">٥٣٣</text:span><text:span text:style-name="T10">/</text:span><text:span text:style-name="T16">٣٥</text:span><text:span text:style-name="T10">/</text:span><text:span text:style-name="T16">٣٨٧٧.٨</text:span><text:span text:style-name="T11"> <text:s/></text:span><text:span text:style-name="T12">(</text:span><text:span text:style-name="T10">١</text:span><text:span text:style-name="T15">٥</text:span><text:span text:style-name="T10">٩</text:span><text:span text:style-name="T14">٣</text:span><text:span text:style-name="T10">/</text:span><text:span text:style-name="T15">٧</text:span><text:span text:style-name="T10">/</text:span><text:span text:style-name="T15">١</text:span><text:span text:style-name="T10">١</text:span><text:span text:style-name="T12">) </text:span><text:span text:style-name="T15">و</text:span><text:span text:style-name="T12">(</text:span><text:span text:style-name="T16">٥٦٧</text:span><text:span text:style-name="T12">)</text:span><text:span text:style-name="T11">٠</text:span><text:span text:style-name="T12"> = </text:span><text:span text:style-name="T16">؟</text:span><text:span text:style-name="T11"> <text:s text:c="2"/>و </text:span><text:span text:style-name="T10"><text:s/></text:span><text:span text:style-name="T16">٥٦٧٣٢</text:span><text:span text:style-name="T10">/</text:span><text:span text:style-name="T16">٧٨٩</text:span><text:span text:style-name="T10">/</text:span><text:span text:style-name="T16">٣٠٧.٨</text:span><text:span text:style-name="T11"> </text:span></text:p>
      <text:p text:style-name="P11"/>
      <text:p text:style-name="P20"><text:span text:style-name="T17">٠٤٥</text:span><text:span text:style-name="T12">,</text:span><text:span text:style-name="T9">٣٥٣٩</text:span><text:span text:style-name="T12"> – ٥٣٦,</text:span><text:span text:style-name="T9">٧١</text:span><text:span text:style-name="T12"> ٥٣ ١٣٠ ٢٣٠ ٣٥٠ ٥٦٠ ٦٧ </text:span><text:span text:style-name="T9">٨ – ٩٨٧٠ + ٨٧٠</text:span></text:p>
      <text:p text:style-name="P4"/>
      <text:p text:style-name="P20"><text:span text:style-name="T9">٩ -٣٩٣٨ +٩٨٧,٩٨ =؟ </text:span><text:span text:style-name="T12"><text:s/>٥٦ ٧٨ ٩٠ ١٢٠ </text:span><text:span text:style-name="T11">و ٥٣٥ و </text:span><text:span text:style-name="T10"><text:s/></text:span><text:span text:style-name="T17">٦٤٦٥ <text:s text:c="2"/>٣٤٣,٥٥</text:span></text:p>
      <text:p text:style-name="P12"/>
      <text:p text:style-name="P12">٨٣٧٧ ١٢٥٣ ٣٣٢١ ٥٦٧ ٧٧١ ٨٩٧,٩٨ ٠٩٨ ٣٨٧ ٥٠٠٠٨ ٩٩٨ </text:p>
      <text:p text:style-name="P12"/>
      <text:p text:style-name="P13">٧٧١ – ٣٣٥ -١١١ -٢٢٢ -٣٣٣ -٣٣٣ ٥٥٥ -٦٦٦+ ٧٧٧ -٨٨٨ = ؟؟</text:p>
      <text:p text:style-name="P13"/>
      <text:p text:style-name="P13">٠ ٩,٩٨ ٣.٥٣ ٨,٨٧ </text:p>
      <text:p text:style-name="P13"/>
      <text:p text:style-name="P21">ﷺ ﷺ﴿<text:span text:style-name="T18">و</text:span>﴾</text:p>
      <text:p text:style-name="P4"/>
      <text:p text:style-name="P2">ﷻ ﴿<text:span text:style-name="T18">و</text:span>﴾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miri" svg:font-family="Amiri" style:font-pitch="variable"/>
    <style:font-face style:name="KacstPen" svg:font-family="KacstPe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08:01:17.658465525</meta:creation-date>
    <dc:date>2022-04-04T17:26:28.240401355</dc:date>
    <meta:editing-duration>PT22H14M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232" meta:character-count="1020" meta:non-whitespace-character-count="800"/>
  </office:meta>
</office:document-meta>
</file>